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62cm"/>
    </style:style>
    <style:style style:name="co2" style:family="table-column">
      <style:table-column-properties fo:break-before="auto" style:column-width="9.327cm"/>
    </style:style>
    <style:style style:name="co3" style:family="table-column">
      <style:table-column-properties fo:break-before="auto" style:column-width="9.486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3" style:family="table-cell" style:parent-style-name="Default">
      <style:table-cell-properties fo:wrap-option="wrap" style:rotation-align="top" style:vertical-align="top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79. El compadre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Huk nunash allaapa waktsa kanaq, familya kargadu i ultimu kaq tsurinna ushakiipaq kanaq.</text:p>
          </table:table-cell>
          <table:table-cell office:value-type="string" calcext:value-type="string">
            <text:p>Había un hombre muy pobre, cargado con mucha familia, y su último hijo estaba para bautizar.</text:p>
          </table:table-cell>
          <table:table-cell table:style-name="ce3" office:value-type="string" calcext:value-type="string">
            <text:p>Huk nunash allaapa waktsa kanaq, familya kargadu i ultimu kaq tsurinna ushakiipaq kanaq.</text:p>
          </table:table-cell>
          <table:table-cell/>
        </table:table-row>
        <table:table-row table:style-name="ro3">
          <table:table-cell office:value-type="string" calcext:value-type="string">
            <text:p>Ni padrinuta qaranampaq ni wamrampa ratashninta ruranampaq qellee kanaqtsu.</text:p>
          </table:table-cell>
          <table:table-cell office:value-type="string" calcext:value-type="string">
            <text:p>No tenía dinero para dar comida al padrino ni para hacer ropa para su bebé.</text:p>
          </table:table-cell>
          <table:table-cell table:style-name="ce3" office:value-type="string" calcext:value-type="string">
            <text:p>Ni padrinuta qaranampaq ni wamranpa ratashninta rurananpaq qillay kanaqtsu.</text:p>
          </table:table-cell>
          <table:table-cell/>
        </table:table-row>
        <table:table-row table:style-name="ro1">
          <table:table-cell office:value-type="string" calcext:value-type="string">
            <text:p>Ichiklla taririshqampis pachapaqnoolla kaq.</text:p>
          </table:table-cell>
          <table:table-cell office:value-type="string" calcext:value-type="string">
            <text:p>Lo poco que ganaba era para alimentos no más.</text:p>
          </table:table-cell>
          <table:table-cell table:style-name="ce3" office:value-type="string" calcext:value-type="string">
            <text:p>Ichiklla taririshqanpis pachapaqnawlla kaq.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Huk besnash llakishqa ewkiikaanaq urya asheq.</text:p>
          </table:table-cell>
          <table:table-cell office:value-type="string" calcext:value-type="string">
            <text:p>Una vez iba triste para buscar trabajo.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Tseena toparkun huk uyulla nuna alporhan katashqa shamiikaqwan.</text:p>
          </table:table-cell>
          <table:table-cell office:value-type="string" calcext:value-type="string">
            <text:p>Así se encontró con un hombre flaco que venía cargando una alforja.</text:p>
          </table:table-cell>
          <table:table-cell table:style-name="ce2" office:value-type="string" calcext:value-type="string">
            <text:p>Tsayna tuparkun huk uyulla nuna alporhan katashqa shamiikaqwan.</text:p>
          </table:table-cell>
          <table:table-cell/>
        </table:table-row>
        <table:table-row table:style-name="ro1">
          <table:table-cell office:value-type="string" calcext:value-type="string">
            <text:p>Tseenash uyu nunaqa nin, "Meeta eewanki?"</text:p>
          </table:table-cell>
          <table:table-cell office:value-type="string" calcext:value-type="string">
            <text:p>Entonces el hombre flaco dijo, "¿Adónde vas?"</text:p>
          </table:table-cell>
          <table:table-cell table:style-name="ce3" office:value-type="string" calcext:value-type="string">
            <text:p>Tsaynash uyu nunaqa nin, "Mayta aywanki?"</text:p>
          </table:table-cell>
          <table:table-cell/>
        </table:table-row>
        <table:table-row table:style-name="ro1">
          <table:table-cell office:value-type="string" calcext:value-type="string">
            <text:p>"Teetee, eeweekaa uryapukoqmi.</text:p>
          </table:table-cell>
          <table:table-cell office:value-type="string" calcext:value-type="string">
            <text:p>"Señor, estoy yendo para conseguir trabajo.</text:p>
          </table:table-cell>
          <table:table-cell table:style-name="ce3" office:value-type="string" calcext:value-type="string">
            <text:p>"Taytay, aywaykaa uryapukuqmi.</text:p>
          </table:table-cell>
          <table:table-cell/>
        </table:table-row>
        <table:table-row table:style-name="ro1">
          <table:table-cell office:value-type="string" calcext:value-type="string">
            <text:p>Atska familyayoqmi kallaa i ultimu tsuriimi ushakiipaq.</text:p>
          </table:table-cell>
          <table:table-cell office:value-type="string" calcext:value-type="string">
            <text:p>Tengo mucha familia y mi último hijo está por bautizar. </text:p>
          </table:table-cell>
          <table:table-cell table:style-name="ce3" office:value-type="string" calcext:value-type="string">
            <text:p>Atska familyayuqmi kallaa i ultimu tsuriimi ushakiipaq.</text:p>
          </table:table-cell>
          <table:table-cell/>
        </table:table-row>
        <table:table-row table:style-name="ro2">
          <table:table-cell office:value-type="string" calcext:value-type="string">
            <text:p>Ratashnimpis kantsu ni padrinuta imanlla qararinaapaq imaapis kantsu.</text:p>
          </table:table-cell>
          <table:table-cell office:value-type="string" calcext:value-type="string">
            <text:p>No tengo ropa para él ni nada para dar comida al padrino. </text:p>
          </table:table-cell>
          <table:table-cell table:style-name="ce3" office:value-type="string" calcext:value-type="string">
            <text:p>Ratashnimpis kantsu ni padrinuta imanlla qararinaapaq imaapis kantsu.</text:p>
          </table:table-cell>
          <table:table-cell/>
        </table:table-row>
        <table:table-row table:style-name="ro1">
          <table:table-cell office:value-type="string" calcext:value-type="string">
            <text:p>Tseemi uryapukoq ewkiikaa."</text:p>
          </table:table-cell>
          <table:table-cell office:value-type="string" calcext:value-type="string">
            <text:p>Por eso estoy yendo a buscar trabajo"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Tseena uyu nunaqa nin, "Noqa wambreekita usheekatsimushaq.</text:p>
          </table:table-cell>
          <table:table-cell table:style-name="ce3" office:value-type="string" calcext:value-type="string">
            <text:p>Entonces el hombre flaco dijo, "Yo haré bautizar a tu bebé.</text:p>
          </table:table-cell>
          <table:table-cell table:style-name="ce3" office:value-type="string" calcext:value-type="string">
            <text:p>Tsayna uyu nunaqa nin, "Nuqa wamraykita ushaykatsimushaq.</text:p>
          </table:table-cell>
          <table:table-cell/>
        </table:table-row>
        <table:table-row table:style-name="ro1">
          <table:table-cell office:value-type="string" calcext:value-type="string">
            <text:p>Ama imatapis prebenikiitsu.</text:p>
          </table:table-cell>
          <table:table-cell office:value-type="string" calcext:value-type="string">
            <text:p>No prepares nada.</text:p>
          </table:table-cell>
          <table:table-cell table:style-name="ce3" office:value-type="string" calcext:value-type="string">
            <text:p>Ama imatapis prebenikiitsu.</text:p>
          </table:table-cell>
          <table:table-cell/>
        </table:table-row>
        <table:table-row table:style-name="ro1">
          <table:table-cell office:value-type="string" calcext:value-type="string">
            <text:p>Ratashnimpis noqam apamushaq.</text:p>
          </table:table-cell>
          <table:table-cell office:value-type="string" calcext:value-type="string">
            <text:p>Yo traeré su ropa. </text:p>
          </table:table-cell>
          <table:table-cell table:style-name="ce3" office:value-type="string" calcext:value-type="string">
            <text:p>Ratashnimpis nuqam apamushaq.</text:p>
          </table:table-cell>
          <table:table-cell/>
        </table:table-row>
        <table:table-row table:style-name="ro1">
          <table:table-cell office:value-type="string" calcext:value-type="string">
            <text:p>Shuyamanki tal kapillachoo qoyallam.</text:p>
          </table:table-cell>
          <table:table-cell office:value-type="string" calcext:value-type="string">
            <text:p>Tú me esperas en tal capilla temprano.</text:p>
          </table:table-cell>
          <table:table-cell table:style-name="ce3" office:value-type="string" calcext:value-type="string">
            <text:p>Shuyamanki tal kapillachaw quyallam.</text:p>
          </table:table-cell>
          <table:table-cell/>
        </table:table-row>
        <table:table-row table:style-name="ro1">
          <table:table-cell office:value-type="string" calcext:value-type="string">
            <text:p>Tseemanmi chaamushaq."</text:p>
          </table:table-cell>
          <table:table-cell office:value-type="string" calcext:value-type="string">
            <text:p>Allí llegaré."</text:p>
          </table:table-cell>
          <table:table-cell table:style-name="ce3" office:value-type="string" calcext:value-type="string">
            <text:p>Tsaymanmi chaamushaq."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Nishqannolla nunaqa shuyarqonaq tsee kapillachoo.</text:p>
          </table:table-cell>
          <table:table-cell office:value-type="string" calcext:value-type="string">
            <text:p>Como dijo, el hombre esperó en esa capilla.</text:p>
          </table:table-cell>
          <table:table-cell table:style-name="ce3" office:value-type="string" calcext:value-type="string">
            <text:p>Nishqannawlla nunaqa shuyarqunaq tsay kapillachaw.</text:p>
          </table:table-cell>
          <table:table-cell/>
        </table:table-row>
        <table:table-row table:style-name="ro3">
          <table:table-cell office:value-type="string" calcext:value-type="string">
            <text:p>Tseemanna uyu nunaqa chaarirqonaq atska ratashninkuna alporhakushqa.</text:p>
          </table:table-cell>
          <table:table-cell office:value-type="string" calcext:value-type="string">
            <text:p>Allí llegó el hombre flaco llevando bastante ropa en su alforja.</text:p>
          </table:table-cell>
          <table:table-cell table:style-name="ce2" office:value-type="string" calcext:value-type="string">
            <text:p>Tsaymanna uyu nunaqa chaarirqonaq atska ratashninkuna alporhakushqa.</text:p>
          </table:table-cell>
          <table:table-cell/>
        </table:table-row>
        <table:table-row table:style-name="ro3">
          <table:table-cell office:value-type="string" calcext:value-type="string">
            <text:p>Wamrataqa limpu yakaratsirkurna, yeekuriyarqonaq kapillaman wamra ushatseqna.</text:p>
          </table:table-cell>
          <table:table-cell office:value-type="string" calcext:value-type="string">
            <text:p>Vistiendo bonito al bebé, entraron en la capilla para bautizarlo.</text:p>
          </table:table-cell>
          <table:table-cell table:style-name="ce2" office:value-type="string" calcext:value-type="string">
            <text:p>Wamrataqa limpu yakaratsirkurna, yaykuriyarqunaq kapillaman wamra ushatsiqna.</text:p>
          </table:table-cell>
          <table:table-cell/>
        </table:table-row>
        <table:table-row table:style-name="ro4">
          <table:table-cell table:style-name="ce3" office:value-type="string" calcext:value-type="string">
            <text:p>Usharatsikurna, tsee nunaqa qelleenimpis tsee waktsa nunata qarirqonaq, “Keewan rantipakur mikukuriyanki.”</text:p>
          </table:table-cell>
          <table:table-cell table:style-name="ce3" office:value-type="string" calcext:value-type="string">
            <text:p>Después de bautizarlo ese hombre también regaló plata al hombre pobre diciendo, “Pueden comprar algo con esto y comer.”</text:p>
          </table:table-cell>
          <table:table-cell table:style-name="ce3" office:value-type="string" calcext:value-type="string">
            <text:p>Usharatsikurna, tsay nunaqa qillayninpis tsay waktsa nunata qarirqunaq, “Kaywan rantipakur mikukuriyanki.”</text:p>
          </table:table-cell>
          <table:table-cell/>
        </table:table-row>
        <table:table-row table:style-name="ro3">
          <table:table-cell office:value-type="string" calcext:value-type="string">
            <text:p>Niptinna nunaqa kompadrinta nirqonaq, “Aku desayunata upurishun.”</text:p>
          </table:table-cell>
          <table:table-cell office:value-type="string" calcext:value-type="string">
            <text:p>Al decirlo, el hombre dijo a su compadre, “Vamos a tomar desayuno.”</text:p>
          </table:table-cell>
          <table:table-cell table:style-name="ce2" office:value-type="string" calcext:value-type="string">
            <text:p>Niptinna nunaqa kompadrinta nirqunaq, “Aku desayunata upurishun.”</text:p>
          </table:table-cell>
          <table:table-cell/>
        </table:table-row>
        <table:table-row table:style-name="ro1">
          <table:table-cell office:value-type="string" calcext:value-type="string">
            <text:p>Niptinna munarqonaqtsu.</text:p>
          </table:table-cell>
          <table:table-cell office:value-type="string" calcext:value-type="string">
            <text:p>Pero él no quiso.</text:p>
          </table:table-cell>
          <table:table-cell table:style-name="ce2" office:value-type="string" calcext:value-type="string">
            <text:p>Niptinna munarqunaqtsu.</text:p>
          </table:table-cell>
          <table:table-cell/>
        </table:table-row>
        <table:table-row table:style-name="ro1">
          <table:table-cell office:value-type="string" calcext:value-type="string">
            <text:p>“Manam noqaqa mikuutsu.</text:p>
          </table:table-cell>
          <table:table-cell office:value-type="string" calcext:value-type="string">
            <text:p>“Yo no como.</text:p>
          </table:table-cell>
          <table:table-cell table:style-name="ce2" office:value-type="string" calcext:value-type="string">
            <text:p>“Manam nuqaqa mikuutsu.</text:p>
          </table:table-cell>
          <table:table-cell/>
        </table:table-row>
        <table:table-row table:style-name="ro1">
          <table:table-cell office:value-type="string" calcext:value-type="string">
            <text:p>Kada qeshyaqchoomi topashun.</text:p>
          </table:table-cell>
          <table:table-cell office:value-type="string" calcext:value-type="string">
            <text:p>En cada enfermo nos encontraremos.</text:p>
          </table:table-cell>
          <table:table-cell table:style-name="ce2" office:value-type="string" calcext:value-type="string">
            <text:p>Kada qishyaqchawmi tupashun.</text:p>
          </table:table-cell>
          <table:table-cell/>
        </table:table-row>
        <table:table-row table:style-name="ro3">
          <table:table-cell office:value-type="string" calcext:value-type="string">
            <text:p>Chakinchoo rikaamarnii, ‘Kachakaarenqam’ nirnin, ima hampinllapis qorinki i despwes kosa willapaarinki.</text:p>
          </table:table-cell>
          <table:table-cell office:value-type="string" calcext:value-type="string">
            <text:p>Si me ves al pie de la cama diciendo ‘Sanará’, le vas a dar cualquier remedio y después le vas a consolar.</text:p>
          </table:table-cell>
          <table:table-cell table:style-name="ce2" office:value-type="string" calcext:value-type="string">
            <text:p>Chakinchaw rikaamarnii, ‘Kachakaarinqam’ nirnin, ima hampinllapis qurinki i despwes kusa willapaarinki.</text:p>
          </table:table-cell>
          <table:table-cell/>
        </table:table-row>
        <table:table-row table:style-name="ro3">
          <table:table-cell office:value-type="string" calcext:value-type="string">
            <text:p>I peqanchoo tarimarniinam, ‘Manam keepaq remedyu kantsu,’ ninki.</text:p>
          </table:table-cell>
          <table:table-cell office:value-type="string" calcext:value-type="string">
            <text:p>Y si me encuentras a su cabeza, dirás, ‘Ya no hay remedio para esto.’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eru kwidadu saludeekamar sinoqa peqeekillapa saludaramanki.</text:p>
          </table:table-cell>
          <table:table-cell office:value-type="string" calcext:value-type="string">
            <text:p>Pero ten cuidado de no saludarme sino con la cabez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enoo rikaaramar willapteqmi, kosa pagayaashunki.</text:p>
          </table:table-cell>
          <table:table-cell office:value-type="string" calcext:value-type="string">
            <text:p>Cuando me ves así y te avise, te pagarán bie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ewanmi familyeekikurata waatanki alli.”</text:p>
          </table:table-cell>
          <table:table-cell office:value-type="string" calcext:value-type="string">
            <text:p>Con este dinero puedes mantener bien a tus familiares.”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Nunaqa kosa hampikoq tikrakurinaq, allaapa reqishqana hinantinmanna qayayaanaq.</text:p>
          </table:table-cell>
          <table:table-cell office:value-type="string" calcext:value-type="string">
            <text:p>El hombre se volvió un buen curandero, y siendo muy</text:p>
            <text:p>reconocido lo llamaron a todas part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pu rikuna nunaqa tikreekunaq.</text:p>
          </table:table-cell>
          <table:table-cell office:value-type="string" calcext:value-type="string">
            <text:p>El hombre se hizo muy rico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uk besnash nunataqa kompadrenqa nirqonaq “Ishkee watallanam kawanki.</text:p>
          </table:table-cell>
          <table:table-cell office:value-type="string" calcext:value-type="string">
            <text:p>Una vez el hombre dijo a su compadre, “Solamente dos años más vas a vivi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glapaakii i konfesakii.</text:p>
          </table:table-cell>
          <table:table-cell office:value-type="string" calcext:value-type="string">
            <text:p>Arréglate y confiésa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surikikunatapis shumaq disponirnin, llapanta ruranki.”</text:p>
          </table:table-cell>
          <table:table-cell office:value-type="string" calcext:value-type="string">
            <text:p>Dispón bien los asuntos de tus hijos y haz todo lo necesario.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aptin nunaqa rikuyaakurkur ni imata yarpanaqnatsu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aaramunaqna sitashqa diyaqa.</text:p>
          </table:table-cell>
          <table:table-cell office:value-type="string" calcext:value-type="string">
            <text:p>Llegó el día señalado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seena kompadrenqa chaarirqonaq, “Willashqanam kaq,” nishpa.</text:p>
          </table:table-cell>
          <table:table-cell office:value-type="string" calcext:value-type="string">
            <text:p>Entonces su compadre llegó diciendo, “Yo ya te he avisado.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nunaqa listutsu kanaq ni yarpanaqpistsu.</text:p>
          </table:table-cell>
          <table:table-cell office:value-type="string" calcext:value-type="string">
            <text:p>Pero el hombre no estaba listo y ni recordó del asunto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seena kompadrintaqa warminwan ishkan rowayarqonaq, “Akseeqa keetsu, ishkee wata mas shuyeekamee.</text:p>
          </table:table-cell>
          <table:table-cell office:value-type="string" calcext:value-type="string">
            <text:p>Entonces con su mujer, los dos juntos suplicaron a su compadre, “No seas malo, espérame dos años más, por favo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ampita patseemi prebenikullaashaq konfesakurnin, llapan familyallakunawan."</text:p>
          </table:table-cell>
          <table:table-cell office:value-type="string" calcext:value-type="string">
            <text:p>A partir de hoy me prepararé confesándome con toda mu familia.”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iptinna, hina kompadrenqa, “Bwenu,” nirnin kutikurqonaq, “tseepenqa ishkee watatam kutimushaq.</text:p>
          </table:table-cell>
          <table:table-cell table:style-name="ce3" office:value-type="string" calcext:value-type="string">
            <text:p>Así diciendo, su compadre aceptó y se fue diciendo, “Entonces después de dos años volveré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istu kanki.”</text:p>
          </table:table-cell>
          <table:table-cell office:value-type="string" calcext:value-type="string">
            <text:p>Vas a estar listo.”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Ishkee wata tinkuriptinna kompadrenqa kutirqonaq.</text:p>
          </table:table-cell>
          <table:table-cell office:value-type="string" calcext:value-type="string">
            <text:p>Cuando se cumplieron los dos años su compadre volvió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i nunaqa imatapis yarpashqatsu kanaq.</text:p>
          </table:table-cell>
          <table:table-cell office:value-type="string" calcext:value-type="string">
            <text:p>El hombre no recordó nada del asunto.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seena warmeqa rikaarirqonaq kompadrinkunataqa lasaq alporhanwan wayinkuna frentinta eewareekaqta.</text:p>
          </table:table-cell>
          <table:table-cell office:value-type="string" calcext:value-type="string">
            <text:p>La mujer vio a su compadre yendo frente a su casa con una alforja pesada.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seena warmeqa nin qowanta, “Kompadrintsik shareekaamunmi. Ratakiikii.”</text:p>
          </table:table-cell>
          <table:table-cell office:value-type="string" calcext:value-type="string">
            <text:p>Entonces la mujer dijo a su esposo, “Nuestro compadre viene. Escóndete.”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iptinna, nunaqa “Baul rurinllaman llawikamee,” ninaq, “kutirishqanyaq.”</text:p>
          </table:table-cell>
          <table:table-cell office:value-type="string" calcext:value-type="string">
            <text:p>Cuando dijo esto, el hombre dijo, “Enciérrame dentro del baúl hasta que haya vuelto.”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iptinna llawikunaq.</text:p>
          </table:table-cell>
          <table:table-cell office:value-type="string" calcext:value-type="string">
            <text:p>Entonces lo encerró.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4" office:value-type="string" calcext:value-type="string">
            <text:p>Porfin kompadrinqa chaarirqonaq.</text:p>
          </table:table-cell>
          <table:table-cell office:value-type="string" calcext:value-type="string">
            <text:p>Por fin su compadre llegó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seenash tapurin, “Keechooku kompadreeqa?” nishpa.</text:p>
          </table:table-cell>
          <table:table-cell office:value-type="string" calcext:value-type="string">
            <text:p>Entonces preguntó, “¿Está aquí mi compadre?”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seena warmeqa uliparirqonaq, “Illashqam,” nishpa.</text:p>
          </table:table-cell>
          <table:table-cell office:value-type="string" calcext:value-type="string">
            <text:p>Entonces la mujer le mintió. “Se ha ausentado,” dijo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“Peru hamakurishun.”</text:p>
          </table:table-cell>
          <table:table-cell office:value-type="string" calcext:value-type="string">
            <text:p>“Pero descansemos un rato.”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iptinna baul hananman teekurirqonaq kompadrinkunaqa.</text:p>
          </table:table-cell>
          <table:table-cell office:value-type="string" calcext:value-type="string">
            <text:p>Así diciendo, su compadre se sentó encima del baúl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chik ratullatana nirqonaq, “Kutikushaqnachi.</text:p>
          </table:table-cell>
          <table:table-cell office:value-type="string" calcext:value-type="string">
            <text:p>Después de un rato dijo, “Creo que ya voy a regresar.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Yapeenam kutimushaq.</text:p>
          </table:table-cell>
          <table:table-cell office:value-type="string" calcext:value-type="string">
            <text:p>Volveré acá otra vez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a eewallaa, komadre,” nishpa, kompadrinkunaqa ewkurqonaq.</text:p>
          </table:table-cell>
          <table:table-cell office:value-type="string" calcext:value-type="string">
            <text:p>Pues, hasta luego, comadre,” y así diciendo su compadre se fue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eqariptinnash, warmeqa qawarirqonaq, “Meetanaraq eeweekan, qowaata qayarinaapaq,” nishpa.</text:p>
          </table:table-cell>
          <table:table-cell office:value-type="string" calcext:value-type="string">
            <text:p>Cuando había salido, la mujer miró, pensando, “¿Adónde va, para que llame a mi esposo?”</text:p>
          </table:table-cell>
          <table:table-cell table:style-name="ce2" office:value-type="string" calcext:value-type="string">
            <text:p>Hiqariptinnash, warmiqa qawarirqunaq, “Maytanaraq aywaykan, quwaata qayarinaapaq,” nishpa.</text:p>
          </table:table-cell>
          <table:table-cell/>
        </table:table-row>
        <table:table-row table:style-name="ro3">
          <table:table-cell office:value-type="string" calcext:value-type="string">
            <text:p>Qawarirqonaq, kompadrinkunaqa wayi waqtanchoo kutsilluta yawarllatana pitseekarqonaq.</text:p>
          </table:table-cell>
          <table:table-cell office:value-type="string" calcext:value-type="string">
            <text:p>Miró y su compadre estaba detrás de la casa, limpiando sangre de un cuchillo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tsakashqana kutirir qowanta qayarqonaq, “Kompadrintsik kutirishqanam. Yarqakamiina.”</text:p>
          </table:table-cell>
          <table:table-cell office:value-type="string" calcext:value-type="string">
            <text:p>Volviendo con miedo, llamó a su esposo, “Nuestro compadre ha vuelto. Salte ya.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tin, qowanqa yaskinaqnatsu.</text:p>
          </table:table-cell>
          <table:table-cell office:value-type="string" calcext:value-type="string">
            <text:p>Al decirlo, su esposo ya no contestó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enash baulta kicharkurqon.</text:p>
          </table:table-cell>
          <table:table-cell office:value-type="string" calcext:value-type="string">
            <text:p>Entonces abrió el baú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eenachi qowanqa wanushqa kanaq.</text:p>
          </table:table-cell>
          <table:table-cell office:value-type="string" calcext:value-type="string">
            <text:p>Ya hace rato su esposo había muert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pu chukrukushqana.</text:p>
          </table:table-cell>
          <table:table-cell office:value-type="string" calcext:value-type="string">
            <text:p>Ya estaba bien tieso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Tseenoopash manam musyantsiktsu imee wanunantsikta.</text:p>
          </table:table-cell>
          <table:table-cell office:value-type="string" calcext:value-type="string">
            <text:p>De esa manera nosotros no sabemos cuándo tendremos que mori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see nuna kumplishqa kaptenqa, willamashwan karqan imee wanunantsikta.</text:p>
          </table:table-cell>
          <table:table-cell office:value-type="string" calcext:value-type="string">
            <text:p>Si ese hombre hubiera cumplido, nos habría avisado cuándo tendríamos que morir.</text:p>
          </table:table-cell>
          <table:table-cell table:number-columns-repeated="2"/>
        </table:table-row>
        <table:table-row table:style-name="ro1" table:number-rows-repeated="104850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6T12:45:52.530368872</meta:creation-date>
    <dc:date>2021-04-16T21:56:02.599120948</dc:date>
    <meta:editing-duration>PT3H43M33S</meta:editing-duration>
    <meta:editing-cycles>3</meta:editing-cycles>
    <meta:generator>LibreOffice/7.1.2.2$Linux_X86_64 LibreOffice_project/10$Build-2</meta:generator>
    <meta:document-statistic meta:table-count="1" meta:cell-count="151" meta:object-count="0"/>
  </office:meta>
</office:document-meta>
</file>